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414cm" fo:min-width="7.81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9" style:family="graphic" style:parent-style-name="objectwithoutfill">
      <style:graphic-properties draw:fill="none" draw:textarea-horizontal-align="center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3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5" style:family="graphic" style:parent-style-name="objectwithoutfill">
      <style:graphic-properties draw:marker-end="Arrow" draw:marker-end-width="0.15cm" draw:fill="none" draw:textarea-horizontal-align="center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7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gr28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9" style:family="graphic" style:parent-style-name="objectwithoutfill">
      <style:graphic-properties draw:marker-end="Arrow" draw:marker-end-width="0.3cm" draw:fill="none" draw:textarea-horizontal-align="center"/>
    </style:style>
    <style:style style:name="gr30" style:family="graphic" style:parent-style-name="standard">
      <style:graphic-properties draw:stroke="none" fo:min-height="0.395cm" fo:min-width="1.407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8cm" fo:min-width="2.0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6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7" style:family="graphic" style:parent-style-name="objectwithoutfill">
      <style:graphic-properties svg:stroke-width="0.05cm" draw:marker-start-width="0.45cm" draw:marker-end="Arrow" draw:marker-end-width="0.35cm" draw:fill="none" draw:textarea-horizontal-align="center" fo:padding-top="0.05cm" fo:padding-bottom="0.05cm" fo:padding-left="0.076cm" fo:padding-right="0.076cm"/>
    </style:style>
    <style:style style:name="gr38" style:family="graphic" style:parent-style-name="objectwithoutfill">
      <style:graphic-properties draw:marker-end="Arrow" draw:marker-end-width="0.25cm" draw:fill="none" draw:textarea-horizontal-align="center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8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609cm" svg:height="0.355cm" svg:x="4.667cm" svg:y="4.725cm">
          <text:p/>
        </draw:rect>
        <draw:rect draw:style-name="gr1" draw:layer="layout" svg:width="0.661cm" svg:height="0.203cm" svg:x="13.026cm" svg:y="1.511cm">
          <text:p/>
        </draw:rect>
        <draw:frame draw:style-name="gr2" draw:text-style-name="P1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2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cm" svg:height="3.86cm" svg:x="3.556cm" svg:y="8.877cm" svg:viewBox="0 0 0 3861" draw:points="0,3861 0,1258 0,0">
          <text:p/>
        </draw:polyline>
        <draw:polyline draw:style-name="gr8" draw:layer="layout" svg:width="0cm" svg:height="3.86cm" svg:x="4.056cm" svg:y="8.877cm" svg:viewBox="0 0 0 3861" draw:points="0,3861 0,1258 0,0">
          <text:p/>
        </draw:polyline>
        <draw:polyline draw:style-name="gr7" draw:layer="layout" svg:width="0cm" svg:height="3.772cm" svg:x="16.496cm" svg:y="8.978cm" svg:viewBox="0 0 0 3773" draw:points="0,0 0,2544 0,3773">
          <text:p/>
        </draw:polyline>
        <draw:polyline draw:style-name="gr8" draw:layer="layout" svg:width="0cm" svg:height="3.772cm" svg:x="15.996cm" svg:y="8.978cm" svg:viewBox="0 0 0 3773" draw:points="0,0 0,2544 0,3773">
          <text:p/>
        </draw:polyline>
        <draw:polyline draw:style-name="gr7" draw:layer="layout" svg:width="0.025cm" svg:height="2.539cm" svg:x="4.53cm" svg:y="1.79cm" svg:viewBox="0 0 26 2540" draw:points="0,2540 26,602 26,0">
          <text:p/>
        </draw:polyline>
        <draw:polyline draw:style-name="gr7" draw:layer="layout" svg:width="0.022cm" svg:height="2.488cm" svg:x="16.14cm" svg:y="1.841cm" svg:viewBox="0 0 23 2489" draw:points="23,0 16,1219 0,2489">
          <text:p/>
        </draw:polyline>
        <draw:polyline draw:style-name="gr8" draw:layer="layout" svg:width="0cm" svg:height="2.512cm" svg:x="7.356cm" svg:y="10.198cm" svg:viewBox="0 0 0 2513" draw:points="0,2513 0,819 0,0">
          <text:p/>
        </draw:polyline>
        <draw:polyline draw:style-name="gr8" draw:layer="layout" svg:width="0cm" svg:height="2.615cm" svg:x="7.916cm" svg:y="10.198cm" svg:viewBox="0 0 0 2616" draw:points="0,0 0,1764 0,2616">
          <text:p/>
        </draw:polyline>
        <draw:polyline draw:style-name="gr8" draw:layer="layout" svg:width="0cm" svg:height="2.555cm" svg:x="12.796cm" svg:y="10.152cm" svg:viewBox="0 0 0 2556" draw:points="0,0 0,1723 0,2556">
          <text:p/>
        </draw:polyline>
        <draw:polyline draw:style-name="gr8" draw:layer="layout" svg:width="0cm" svg:height="5.612cm" svg:x="9.556cm" svg:y="7.099cm" svg:viewBox="0 0 0 5613" draw:points="0,5613 0,1829 0,0">
          <text:p/>
        </draw:polyline>
        <draw:polyline draw:style-name="gr8" draw:layer="layout" svg:width="0cm" svg:height="5.599cm" svg:x="10.074cm" svg:y="7.138cm" svg:viewBox="0 0 0 5600" draw:points="0,0 0,3776 0,5600">
          <text:p/>
        </draw:polyline>
        <draw:frame draw:style-name="gr9" draw:text-style-name="P2" draw:layer="layout" svg:width="3.194cm" svg:height="0.445cm" svg:x="9.222cm" svg:y="7.793cm">
          <draw:text-box>
            <text:p><text:span text:style-name="T2">siSHL_Notif</text:span></text:p>
          </draw:text-box>
        </draw:frame>
        <draw:frame draw:style-name="gr10" draw:text-style-name="P2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1" draw:text-style-name="P2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2" draw:text-style-name="P2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3" draw:text-style-name="P2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4" draw:text-style-name="P2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8" draw:layer="layout" svg:width="0cm" svg:height="2.555cm" svg:x="13.256cm" svg:y="10.148cm" svg:viewBox="0 0 0 2556" draw:points="0,2556 0,833 0,0">
          <text:p/>
        </draw:polyline>
        <draw:line draw:style-name="gr8" draw:layer="layout" svg:x1="5.038cm" svg:y1="4.305cm" svg:x2="5.038cm" svg:y2="1.816cm">
          <text:p/>
        </draw:line>
        <draw:line draw:style-name="gr8" draw:layer="layout" svg:x1="16.673cm" svg:y1="1.841cm" svg:x2="16.648cm" svg:y2="4.33cm">
          <text:p/>
        </draw:line>
        <draw:frame draw:style-name="gr14" draw:text-style-name="P2" draw:layer="layout" svg:width="3.017cm" svg:height="0.445cm" svg:x="4.228cm" svg:y="2.263cm">
          <draw:text-box>
            <text:p><text:span text:style-name="T2">soTAF_Data</text:span></text:p>
          </draw:text-box>
        </draw:frame>
        <draw:frame draw:style-name="gr15" draw:text-style-name="P2" draw:layer="layout" svg:width="2.567cm" svg:height="0.445cm" svg:x="4.629cm" svg:y="2.764cm">
          <draw:text-box>
            <text:p><text:span text:style-name="T2"><text:s/></text:span><text:span text:style-name="T2">soTAF_Meta</text:span></text:p>
          </draw:text-box>
        </draw:frame>
        <draw:frame draw:style-name="gr14" draw:text-style-name="P2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6" draw:text-style-name="P2" draw:layer="layout" svg:width="2.444cm" svg:height="0.445cm" svg:x="16.428cm" svg:y="2.664cm">
          <draw:text-box>
            <text:p><text:span text:style-name="T2">siTAF_Meta</text:span></text:p>
          </draw:text-box>
        </draw:frame>
        <draw:line draw:style-name="gr8" draw:layer="layout" svg:x1="17.002cm" svg:y1="12.712cm" svg:x2="16.976cm" svg:y2="8.902cm">
          <text:p/>
        </draw:line>
        <draw:frame draw:style-name="gr14" draw:text-style-name="P2" draw:layer="layout" svg:width="3.017cm" svg:height="0.445cm" svg:x="15.661cm" svg:y="9.507cm">
          <draw:text-box>
            <text:p><text:span text:style-name="T2">soSHL_Meta</text:span></text:p>
          </draw:text-box>
        </draw:frame>
        <draw:frame draw:style-name="gr17" draw:text-style-name="P2" draw:layer="layout" svg:width="3.021cm" svg:height="0.445cm" svg:x="16.261cm" svg:y="10.008cm">
          <draw:text-box>
            <text:p><text:span text:style-name="T2">soSHL_Data</text:span></text:p>
          </draw:text-box>
        </draw:frame>
        <draw:frame draw:style-name="gr18" draw:text-style-name="P2" draw:layer="layout" svg:width="2.424cm" svg:height="0.445cm" svg:x="16.762cm" svg:y="10.509cm">
          <draw:text-box>
            <text:p><text:span text:style-name="T2">siSHL_DSts</text:span></text:p>
          </draw:text-box>
        </draw:frame>
        <draw:g>
          <draw:line draw:style-name="gr19" draw:layer="layout" svg:x1="3.887cm" svg:y1="11.265cm" svg:x2="4.344cm" svg:y2="11.036cm">
            <text:p/>
          </draw:line>
          <draw:frame draw:style-name="gr20" draw:text-style-name="P3" draw:layer="layout" svg:width="0.417cm" svg:height="0.369cm" svg:x="4.062cm" svg:y="10.643cm">
            <draw:text-box>
              <text:p><text:span text:style-name="T3">16</text:span></text:p>
            </draw:text-box>
          </draw:frame>
        </draw:g>
        <draw:g>
          <draw:line draw:style-name="gr19" draw:layer="layout" svg:x1="3.387cm" svg:y1="11.266cm" svg:x2="3.844cm" svg:y2="11.037cm">
            <text:p/>
          </draw:line>
          <draw:frame draw:style-name="gr20" draw:text-style-name="P3" draw:layer="layout" svg:width="0.417cm" svg:height="0.369cm" svg:x="3.562cm" svg:y="10.644cm">
            <draw:text-box>
              <text:p><text:span text:style-name="T3">64</text:span></text:p>
            </draw:text-box>
          </draw:frame>
        </draw:g>
        <draw:g>
          <draw:line draw:style-name="gr19" draw:layer="layout" svg:x1="4.887cm" svg:y1="3.766cm" svg:x2="5.344cm" svg:y2="3.537cm">
            <text:p/>
          </draw:line>
          <draw:frame draw:style-name="gr20" draw:text-style-name="P3" draw:layer="layout" svg:width="0.417cm" svg:height="0.369cm" svg:x="5.062cm" svg:y="3.144cm">
            <draw:text-box>
              <text:p><text:span text:style-name="T3">16</text:span></text:p>
            </draw:text-box>
          </draw:frame>
        </draw:g>
        <draw:g>
          <draw:line draw:style-name="gr19" draw:layer="layout" svg:x1="4.387cm" svg:y1="3.767cm" svg:x2="4.844cm" svg:y2="3.538cm">
            <text:p/>
          </draw:line>
          <draw:frame draw:style-name="gr20" draw:text-style-name="P3" draw:layer="layout" svg:width="0.417cm" svg:height="0.369cm" svg:x="4.562cm" svg:y="3.145cm">
            <draw:text-box>
              <text:p><text:span text:style-name="T3">64</text:span></text:p>
            </draw:text-box>
          </draw:frame>
        </draw:g>
        <draw:g>
          <draw:line draw:style-name="gr19" draw:layer="layout" svg:x1="16.487cm" svg:y1="3.767cm" svg:x2="16.944cm" svg:y2="3.538cm">
            <text:p/>
          </draw:line>
          <draw:frame draw:style-name="gr20" draw:text-style-name="P3" draw:layer="layout" svg:width="0.417cm" svg:height="0.369cm" svg:x="16.662cm" svg:y="3.145cm">
            <draw:text-box>
              <text:p><text:span text:style-name="T3">16</text:span></text:p>
            </draw:text-box>
          </draw:frame>
        </draw:g>
        <draw:g>
          <draw:line draw:style-name="gr19" draw:layer="layout" svg:x1="15.987cm" svg:y1="3.768cm" svg:x2="16.444cm" svg:y2="3.539cm">
            <text:p/>
          </draw:line>
          <draw:frame draw:style-name="gr20" draw:text-style-name="P3" draw:layer="layout" svg:width="0.417cm" svg:height="0.369cm" svg:x="16.162cm" svg:y="3.146cm">
            <draw:text-box>
              <text:p><text:span text:style-name="T3">64</text:span></text:p>
            </draw:text-box>
          </draw:frame>
        </draw:g>
        <draw:g>
          <draw:line draw:style-name="gr19" draw:layer="layout" svg:x1="16.867cm" svg:y1="12.315cm" svg:x2="17.324cm" svg:y2="12.086cm">
            <text:p/>
          </draw:line>
          <draw:frame draw:style-name="gr20" draw:text-style-name="P3" draw:layer="layout" svg:width="0.417cm" svg:height="0.369cm" svg:x="17.042cm" svg:y="11.693cm">
            <draw:text-box>
              <text:p><text:span text:style-name="T3">24</text:span></text:p>
            </draw:text-box>
          </draw:frame>
        </draw:g>
        <draw:frame draw:style-name="gr21" draw:text-style-name="P2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2" draw:text-style-name="P2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23" draw:text-style-name="P4" draw:layer="layout" svg:width="14.783cm" svg:height="0.559cm" svg:x="3.26cm" svg:y="12.612cm">
          <text:p><text:span text:style-name="T4">SHELL</text:span></text:p>
        </draw:rect>
        <draw:g>
          <draw:line draw:style-name="gr19" draw:layer="layout" svg:x1="13.087cm" svg:y1="12.266cm" svg:x2="13.544cm" svg:y2="12.037cm">
            <text:p/>
          </draw:line>
          <draw:frame draw:style-name="gr20" draw:text-style-name="P3" draw:layer="layout" svg:width="0.417cm" svg:height="0.369cm" svg:x="13.262cm" svg:y="11.644cm">
            <draw:text-box>
              <text:p><text:span text:style-name="T3">24</text:span></text:p>
            </draw:text-box>
          </draw:frame>
        </draw:g>
        <draw:g>
          <draw:line draw:style-name="gr19" draw:layer="layout" svg:x1="12.587cm" svg:y1="12.267cm" svg:x2="13.044cm" svg:y2="12.038cm">
            <text:p/>
          </draw:line>
          <draw:frame draw:style-name="gr20" draw:text-style-name="P3" draw:layer="layout" svg:width="0.417cm" svg:height="0.369cm" svg:x="12.762cm" svg:y="11.645cm">
            <draw:text-box>
              <text:p><text:span text:style-name="T3">48</text:span></text:p>
            </draw:text-box>
          </draw:frame>
        </draw:g>
        <draw:rect draw:style-name="gr24" draw:text-style-name="P6" xml:id="id7" draw:id="id7" draw:layer="layout" svg:width="3.593cm" svg:height="1.506cm" svg:x="7.934cm" svg:y="5.66cm">
          <text:p text:style-name="P5"><text:span text:style-name="T5">pRRh</text:span></text:p>
          <text:p text:style-name="P5"><text:span text:style-name="T6"><text:s text:c="4"/></text:span><text:span text:style-name="T6">pReadRequestHandler</text:span><text:span text:style-name="T5"> </text:span></text:p>
        </draw:rect>
        <draw:g>
          <draw:line draw:style-name="gr19" draw:layer="layout" svg:x1="9.887cm" svg:y1="9.667cm" svg:x2="10.344cm" svg:y2="9.438cm">
            <text:p/>
          </draw:line>
          <draw:frame draw:style-name="gr20" draw:text-style-name="P3" draw:layer="layout" svg:width="0.417cm" svg:height="0.369cm" svg:x="10.062cm" svg:y="9.045cm">
            <draw:text-box>
              <text:p><text:span text:style-name="T3">32</text:span></text:p>
            </draw:text-box>
          </draw:frame>
        </draw:g>
        <draw:g>
          <draw:line draw:style-name="gr19" draw:layer="layout" svg:x1="9.387cm" svg:y1="9.668cm" svg:x2="9.844cm" svg:y2="9.439cm">
            <text:p/>
          </draw:line>
          <draw:frame draw:style-name="gr20" draw:text-style-name="P3" draw:layer="layout" svg:width="0.417cm" svg:height="0.369cm" svg:x="9.562cm" svg:y="9.046cm">
            <draw:text-box>
              <text:p><text:span text:style-name="T3">88</text:span></text:p>
            </draw:text-box>
          </draw:frame>
        </draw:g>
        <draw:g>
          <draw:line draw:style-name="gr19" draw:layer="layout" svg:x1="7.687cm" svg:y1="12.267cm" svg:x2="8.144cm" svg:y2="12.038cm">
            <text:p/>
          </draw:line>
          <draw:frame draw:style-name="gr20" draw:text-style-name="P3" draw:layer="layout" svg:width="0.58cm" svg:height="0.369cm" svg:x="7.862cm" svg:y="11.645cm">
            <draw:text-box>
              <text:p><text:span text:style-name="T3"><text:s/></text:span><text:span text:style-name="T3">16</text:span></text:p>
            </draw:text-box>
          </draw:frame>
        </draw:g>
        <draw:g>
          <draw:line draw:style-name="gr19" draw:layer="layout" svg:x1="7.187cm" svg:y1="12.268cm" svg:x2="7.644cm" svg:y2="12.039cm">
            <text:p/>
          </draw:line>
          <draw:frame draw:style-name="gr20" draw:text-style-name="P3" draw:layer="layout" svg:width="0.417cm" svg:height="0.369cm" svg:x="7.362cm" svg:y="11.646cm">
            <draw:text-box>
              <text:p><text:span text:style-name="T3">1</text:span></text:p>
            </draw:text-box>
          </draw:frame>
        </draw:g>
        <draw:g>
          <draw:line draw:style-name="gr19" draw:layer="layout" svg:x1="15.787cm" svg:y1="11.566cm" svg:x2="16.244cm" svg:y2="11.337cm">
            <text:p/>
          </draw:line>
          <draw:frame draw:style-name="gr20" draw:text-style-name="P3" draw:layer="layout" svg:width="0.417cm" svg:height="0.369cm" svg:x="15.962cm" svg:y="10.944cm">
            <draw:text-box>
              <text:p><text:span text:style-name="T3">16</text:span></text:p>
            </draw:text-box>
          </draw:frame>
        </draw:g>
        <draw:g>
          <draw:line draw:style-name="gr19" draw:layer="layout" svg:x1="16.287cm" svg:y1="11.567cm" svg:x2="16.744cm" svg:y2="11.338cm">
            <text:p/>
          </draw:line>
          <draw:frame draw:style-name="gr20" draw:text-style-name="P3" draw:layer="layout" svg:width="0.417cm" svg:height="0.369cm" svg:x="16.462cm" svg:y="10.945cm">
            <draw:text-box>
              <text:p><text:span text:style-name="T3">64</text:span></text:p>
            </draw:text-box>
          </draw:frame>
        </draw:g>
        <draw:polyline draw:style-name="gr25" draw:layer="layout" svg:width="1.066cm" svg:height="0.482cm" svg:x="6.262cm" svg:y="7.745cm" svg:viewBox="0 0 1067 483" draw:points="0,0 1067,0 1067,483">
          <text:p/>
        </draw:polyline>
        <draw:frame draw:style-name="gr26" draw:text-style-name="P3" draw:layer="layout" svg:width="0.747cm" svg:height="0.369cm" svg:x="6.362cm" svg:y="7.37cm">
          <draw:text-box>
            <text:p><text:span text:style-name="T3">port#</text:span></text:p>
          </draw:text-box>
        </draw:frame>
        <draw:polyline draw:style-name="gr27" draw:text-style-name="P7" xml:id="id2" draw:id="id2" draw:layer="layout" svg:width="0.643cm" svg:height="2.191cm" svg:x="1.968cm" svg:y="2.993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8" draw:layer="layout" svg:x1="2.821cm" svg:y1="6.468cm" svg:x2="2.29cm" svg:y2="5.185cm" draw:start-shape="id1" draw:start-glue-point="3" draw:end-shape="id2" draw:end-glue-point="2" svg:d="M2821 6468h-531v-1283">
          <text:p/>
        </draw:connector>
        <draw:connector draw:style-name="gr29" draw:layer="layout" svg:x1="7.893cm" svg:y1="6.912cm" svg:x2="5.201cm" svg:y2="6.89cm" svg:d="M7893 6912h-1596v-22h-1096">
          <text:p/>
        </draw:connector>
        <draw:rect draw:style-name="gr1" draw:layer="layout" svg:width="0.609cm" svg:height="0.355cm" svg:x="4.666cm" svg:y="6.724cm">
          <text:p/>
        </draw:rect>
        <draw:rect draw:style-name="gr24" draw:text-style-name="P6" xml:id="id1" draw:id="id1" draw:layer="layout" svg:width="2.521cm" svg:height="4.868cm" svg:x="2.821cm" svg:y="4.034cm">
          <text:p text:style-name="P5"><text:span text:style-name="T5">pRDp</text:span></text:p>
          <text:p text:style-name="P5"><text:span text:style-name="T6"><text:s text:c="4"/></text:span><text:span text:style-name="T6">pReadPath</text:span><text:span text:style-name="T5"> </text:span></text:p>
        </draw:rect>
        <draw:frame draw:style-name="gr30" draw:text-style-name="P2" draw:layer="layout" svg:width="1.509cm" svg:height="0.445cm" svg:x="6.062cm" svg:y="6.242cm">
          <draw:text-box>
            <text:p><text:span text:style-name="T2">FwdCmd</text:span></text:p>
          </draw:text-box>
        </draw:frame>
        <draw:custom-shape draw:style-name="gr31" draw:text-style-name="P9" draw:layer="layout" svg:width="0.807cm" svg:height="0.367cm" svg:x="6.373cm" svg:y="6.718cm">
          <text:p text:style-name="P8"><text:span text:style-name="T8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3" draw:text-style-name="P4" draw:layer="layout" svg:width="14.3cm" svg:height="0.559cm" svg:x="4.048cm" svg:y="1.282cm">
          <text:p><text:span text:style-name="T4">TAF </text:span></text:p>
        </draw:rect>
        <draw:rect draw:style-name="gr32" draw:text-style-name="P8" draw:layer="layout" svg:width="18cm" svg:height="11.988cm" svg:x="1.508cm" svg:y="1.257cm">
          <text:p text:style-name="P8">`</text:p>
        </draw:rect>
        <draw:frame draw:style-name="gr33" draw:text-style-name="P11" draw:layer="layout" svg:width="2.136cm" svg:height="0.408cm" svg:x="7.893cm" svg:y="6.697cm">
          <draw:text-box>
            <text:p text:style-name="P10"><text:span text:style-name="T9">{ 8800, 8802, 8803 }</text:span></text:p>
          </draw:text-box>
        </draw:frame>
        <draw:g>
          <draw:rect draw:style-name="gr24" draw:text-style-name="P6" draw:layer="layout" svg:width="2.268cm" svg:height="2.062cm" svg:x="6.48cm" svg:y="8.149cm">
            <text:p text:style-name="P5"><text:span text:style-name="T5">pLSn</text:span></text:p>
            <text:p text:style-name="P5"><text:span text:style-name="T6"><text:s text:c="4"/></text:span><text:span text:style-name="T6">pListen</text:span><text:span text:style-name="T5"> </text:span></text:p>
          </draw:rect>
          <draw:frame draw:style-name="gr34" draw:text-style-name="P13" draw:layer="layout" svg:width="2.014cm" svg:height="0.527cm" svg:x="6.59cm" svg:y="9.529cm">
            <draw:text-box>
              <text:p text:style-name="P12"><text:span text:style-name="T9">{ 8800, 8801, 8802,</text:span></text:p>
              <text:p text:style-name="P12"><text:span text:style-name="T9"><text:s text:c="2"/></text:span><text:span text:style-name="T9">8803, 5001, 5201 }</text:span></text:p>
            </draw:text-box>
          </draw:frame>
        </draw:g>
        <draw:frame draw:style-name="gr35" draw:text-style-name="P14" draw:layer="layout" svg:width="0.968cm" svg:height="0.527cm" svg:x="2.838cm" svg:y="6.32cm">
          <draw:text-box>
            <text:p text:style-name="P8"><text:span text:style-name="T9">{ 8800 }</text:span></text:p>
          </draw:text-box>
        </draw:frame>
        <draw:frame draw:style-name="gr35" draw:text-style-name="P14" draw:layer="layout" svg:width="1.006cm" svg:height="0.527cm" svg:x="4.3cm" svg:y="4.021cm">
          <draw:text-box>
            <text:p text:style-name="P8"><text:span text:style-name="T9">{ Others }</text:span></text:p>
          </draw:text-box>
        </draw:frame>
        <draw:connector draw:style-name="gr36" draw:layer="layout" svg:x1="18.194cm" svg:y1="6.629cm" svg:x2="18.854cm" svg:y2="6.222cm" draw:start-shape="id3" draw:start-glue-point="1" draw:end-shape="id4" draw:end-glue-point="2" svg:d="M18194 6629h660v-407">
          <text:p/>
        </draw:connector>
        <draw:polyline draw:style-name="gr27" draw:text-style-name="P7" xml:id="id4" draw:id="id4" draw:layer="layout" svg:width="0.659cm" svg:height="2.184cm" svg:x="18.524cm" svg:y="4.037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connector draw:style-name="gr37" draw:layer="layout" draw:line-skew="-2.209cm" svg:x1="5.306cm" svg:y1="5.384cm" svg:x2="12.267cm" svg:y2="4.302cm" draw:start-shape="id5" draw:end-shape="id6" draw:end-glue-point="3" svg:d="M5306 5384h1271v-1082h5690">
          <text:p/>
        </draw:connector>
        <draw:connector draw:style-name="gr38" draw:layer="layout" svg:x1="9.73cm" svg:y1="5.66cm" svg:x2="12.268cm" svg:y2="5.103cm" draw:start-shape="id7" draw:start-glue-point="0" draw:end-shape="id8" draw:end-glue-point="3" svg:d="M9730 5660v-557h2538">
          <text:p/>
        </draw:connector>
        <draw:custom-shape draw:style-name="gr31" draw:text-style-name="P9" draw:layer="layout" svg:width="0.807cm" svg:height="0.367cm" svg:x="8.373cm" svg:y="4.118cm">
          <text:p text:style-name="P9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1" draw:text-style-name="P9" draw:layer="layout" svg:width="0.807cm" svg:height="0.367cm" svg:x="10.278cm" svg:y="4.886cm">
          <text:p text:style-name="P9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9" draw:text-style-name="P15" draw:layer="layout" svg:width="0.987cm" svg:height="0.445cm" svg:x="8.264cm" svg:y="3.709cm">
          <draw:text-box>
            <text:p text:style-name="P8"><text:span text:style-name="T2">Data</text:span></text:p>
          </draw:text-box>
        </draw:frame>
        <draw:frame draw:style-name="gr40" draw:text-style-name="P2" draw:layer="layout" svg:width="1.018cm" svg:height="0.445cm" svg:x="10.13cm" svg:y="4.427cm">
          <draw:text-box>
            <text:p><text:span text:style-name="T2">IpDst</text:span></text:p>
          </draw:text-box>
        </draw:frame>
        <draw:rect draw:style-name="gr1" xml:id="id6" draw:id="id6" draw:layer="layout" svg:width="0.609cm" svg:height="0.355cm" svg:x="12.267cm" svg:y="4.125cm">
          <text:p/>
        </draw:rect>
        <draw:rect draw:style-name="gr1" xml:id="id8" draw:id="id8" draw:layer="layout" svg:width="0.609cm" svg:height="0.355cm" svg:x="12.268cm" svg:y="4.926cm">
          <text:p/>
        </draw:rect>
        <draw:frame draw:style-name="gr35" draw:text-style-name="P14" xml:id="id5" draw:id="id5" draw:layer="layout" svg:width="0.968cm" svg:height="0.527cm" svg:x="4.338cm" svg:y="5.121cm">
          <draw:text-box>
            <text:p text:style-name="P8"><text:span text:style-name="T9">{ 8801 }</text:span></text:p>
          </draw:text-box>
        </draw:frame>
        <draw:frame draw:style-name="gr35" draw:text-style-name="P14" draw:layer="layout" svg:width="0.968cm" svg:height="0.527cm" svg:x="9.238cm" svg:y="5.622cm">
          <draw:text-box>
            <text:p text:style-name="P8"><text:span text:style-name="T9">{ 8801 }</text:span></text:p>
          </draw:text-box>
        </draw:frame>
        <draw:rect draw:style-name="gr1" xml:id="id10" draw:id="id10" draw:layer="layout" svg:width="0.609cm" svg:height="0.355cm" svg:x="15.667cm" svg:y="6.126cm">
          <text:p/>
        </draw:rect>
        <draw:rect draw:style-name="gr1" xml:id="id12" draw:id="id12" draw:layer="layout" svg:width="0.609cm" svg:height="0.355cm" svg:x="15.668cm" svg:y="6.927cm">
          <text:p/>
        </draw:rect>
        <draw:frame draw:style-name="gr39" draw:text-style-name="P15" draw:layer="layout" svg:width="1.179cm" svg:height="0.445cm" svg:x="14.17cm" svg:y="6.511cm">
          <draw:text-box>
            <text:p text:style-name="P8"><text:span text:style-name="T2">SessId</text:span></text:p>
          </draw:text-box>
        </draw:frame>
        <draw:rect draw:style-name="gr1" xml:id="id9" draw:id="id9" draw:layer="layout" svg:width="0.609cm" svg:height="0.355cm" svg:x="13.267cm" svg:y="6.126cm">
          <text:p/>
        </draw:rect>
        <draw:rect draw:style-name="gr1" xml:id="id11" draw:id="id11" draw:layer="layout" svg:width="0.609cm" svg:height="0.355cm" svg:x="13.268cm" svg:y="6.927cm">
          <text:p/>
        </draw:rect>
        <draw:connector draw:style-name="gr28" draw:layer="layout" svg:x1="13.876cm" svg:y1="6.303cm" svg:x2="15.667cm" svg:y2="6.303cm" draw:start-shape="id9" draw:start-glue-point="1" draw:end-shape="id10" draw:end-glue-point="3" svg:d="M13876 6303h1791">
          <text:p/>
        </draw:connector>
        <draw:connector draw:style-name="gr28" draw:layer="layout" svg:x1="13.877cm" svg:y1="7.104cm" svg:x2="15.668cm" svg:y2="7.104cm" draw:start-shape="id11" draw:start-glue-point="1" draw:end-shape="id12" draw:end-glue-point="3" svg:d="M13877 7104h1791">
          <text:p/>
        </draw:connector>
        <draw:custom-shape draw:style-name="gr31" draw:text-style-name="P9" draw:layer="layout" svg:width="0.807cm" svg:height="0.367cm" svg:x="14.374cm" svg:y="6.119cm">
          <text:p text:style-name="P9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9" draw:text-style-name="P15" draw:layer="layout" svg:width="1.001cm" svg:height="0.445cm" svg:x="14.258cm" svg:y="5.71cm">
          <draw:text-box>
            <text:p text:style-name="P8"><text:span text:style-name="T2">DReq</text:span></text:p>
          </draw:text-box>
        </draw:frame>
        <draw:custom-shape draw:style-name="gr31" draw:text-style-name="P9" draw:layer="layout" svg:width="0.807cm" svg:height="0.367cm" svg:x="14.375cm" svg:y="6.92cm">
          <text:p text:style-name="P9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4" draw:text-style-name="P6" draw:layer="layout" svg:width="1.752cm" svg:height="6.958cm" svg:x="12.18cm" svg:y="3.247cm">
          <text:p text:style-name="P5"><text:span text:style-name="T5">pCOn</text:span></text:p>
          <text:p text:style-name="P5"><text:span text:style-name="T6"><text:s text:c="4"/></text:span><text:span text:style-name="T6">pConnet</text:span><text:span text:style-name="T5"> </text:span></text:p>
        </draw:rect>
        <draw:rect draw:style-name="gr24" draw:text-style-name="P6" xml:id="id3" draw:id="id3" draw:layer="layout" svg:width="2.521cm" svg:height="4.598cm" svg:x="15.673cm" svg:y="4.33cm">
          <text:p text:style-name="P5"><text:span text:style-name="T5">pWRp</text:span></text:p>
          <text:p text:style-name="P5"><text:span text:style-name="T6"><text:s text:c="4"/></text:span><text:span text:style-name="T6">pWritePath</text:span><text:span text:style-name="T5"> </text:span></text:p>
        </draw:rect>
        <draw:frame draw:style-name="gr35" draw:text-style-name="P14" draw:layer="layout" svg:width="0.968cm" svg:height="0.527cm" svg:x="17.238cm" svg:y="6.321cm">
          <draw:text-box>
            <text:p text:style-name="P8"><text:span text:style-name="T9">{ 8801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48M4S</meta:editing-duration>
    <meta:editing-cycles>201</meta:editing-cycles>
    <meta:generator>OpenOffice/4.1.6$Unix OpenOffice.org_project/416m1$Build-9790</meta:generator>
    <dc:date>2020-08-13T18:37:58</dc:date>
    <dc:creator>Francois Abel</dc:creator>
    <meta:printed-by>Francois Abel</meta:printed-by>
    <meta:print-date>2018-01-29T17:34:31.89</meta:print-date>
    <meta:document-statistic meta:object-count="128"/>
  </office:meta>
</office:document-meta>
</file>